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1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6" style:family="table-cell" style:parent-style-name="Default" style:data-style-name="N124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122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100" style:family="table-cell" style:parent-style-name="Default" style:data-style-name="N104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04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1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1"/>
          <table:table-cell table:style-name="ce4"/>
          <table:table-cell table:style-name="ce8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2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H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formula="of:=SUM([.C8:.C19])" office:value-type="float" office:value="438.611490250529" calcext:value-type="float">
            <text:p>438,611490250529</text:p>
          </table:table-cell>
          <table:table-cell table:style-name="ce15"/>
          <table:table-cell/>
          <table:table-cell table:style-name="ce26"/>
          <table:table-cell table:style-name="ce26" table:formula="of:=SUM([.G8:.G19])" office:value-type="float" office:value="369.481612831651" calcext:value-type="float">
            <text:p>369,481612831651</text:p>
          </table:table-cell>
          <table:table-cell table:style-name="ce26"/>
          <table:table-cell table:formula="of:=[.C20]-[.G20]" office:value-type="float" office:value="69.129877418878" calcext:value-type="float">
            <text:p>69,129877418878</text:p>
          </table:table-cell>
          <table:table-cell table:number-columns-repeated="1015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6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98" office:value-type="percentage" office:value="0.011" calcext:value-type="percentage">
            <text:p>1,1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 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string" calcext:value-type="string">
            <text:p>WPŁATA DOKONYWANA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start" office:value-type="float" office:value="0" calcext:value-type="float">
            <text:p><text:s/>- zł </text:p>
          </table:table-cell>
          <table:table-cell/>
          <table:table-cell table:style-name="ce24"/>
          <table:table-cell table:style-name="ce28"/>
          <table:table-cell table:style-name="ce34" table:formula="of:=start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2/12" office:value-type="float" office:value="0" calcext:value-type="float">
            <text:p><text:s/>- zł </text:p>
          </table:table-cell>
          <table:table-cell table:style-name="ce20" table:formula="of:=[.D7]+[.C8]+rata" office:value-type="float" office:value="300" calcext:value-type="float">
            <text:p><text:s/>300,00 zł </text:p>
          </table:table-cell>
          <table:table-cell/>
          <table:table-cell table:style-name="ce25" table:formula="of:=[.H7]+rata" office:value-type="float" office:value="300" calcext:value-type="float">
            <text:p><text:s/>300,00 zł </text:p>
          </table:table-cell>
          <table:table-cell table:style-name="ce29" table:formula="of:=[.F8]*stopa2/12" office:value-type="float" office:value="0.275" calcext:value-type="float">
            <text:p><text:s/>0,28 zł </text:p>
          </table:table-cell>
          <table:table-cell table:style-name="ce34" table:formula="of:=[.F8]+[.G8]" office:value-type="float" office:value="300.275" calcext:value-type="float">
            <text:p><text:s/>300,2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2/12" office:value-type="float" office:value="0.275" calcext:value-type="float">
            <text:p><text:s/>0,28 zł </text:p>
          </table:table-cell>
          <table:table-cell table:style-name="ce20" table:formula="of:=[.D8]+[.C9]+rata" office:value-type="float" office:value="600.275" calcext:value-type="float">
            <text:p><text:s/>600,28 zł </text:p>
          </table:table-cell>
          <table:table-cell/>
          <table:table-cell table:style-name="ce25" table:formula="of:=[.H8]+rata" office:value-type="float" office:value="600.275" calcext:value-type="float">
            <text:p><text:s/>600,28 zł </text:p>
          </table:table-cell>
          <table:table-cell table:style-name="ce29" table:formula="of:=[.F9]*stopa2/12" office:value-type="float" office:value="0.550252083333333" calcext:value-type="float">
            <text:p><text:s/>0,55 zł </text:p>
          </table:table-cell>
          <table:table-cell table:style-name="ce34" table:formula="of:=[.F9]+[.G9]" office:value-type="float" office:value="600.825252083333" calcext:value-type="float">
            <text:p><text:s/>600,8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2/12" office:value-type="float" office:value="0.550252083333333" calcext:value-type="float">
            <text:p><text:s/>0,55 zł </text:p>
          </table:table-cell>
          <table:table-cell table:style-name="ce20" table:formula="of:=[.D9]+[.C10]+rata" office:value-type="float" office:value="900.825252083333" calcext:value-type="float">
            <text:p><text:s/>900,83 zł </text:p>
          </table:table-cell>
          <table:table-cell/>
          <table:table-cell table:style-name="ce25" table:formula="of:=[.H9]+rata" office:value-type="float" office:value="900.825252083333" calcext:value-type="float">
            <text:p><text:s/>900,83 zł </text:p>
          </table:table-cell>
          <table:table-cell table:style-name="ce29" table:formula="of:=[.F10]*stopa2/12" office:value-type="float" office:value="0.825756481076389" calcext:value-type="float">
            <text:p><text:s/>0,83 zł </text:p>
          </table:table-cell>
          <table:table-cell table:style-name="ce34" table:formula="of:=[.F10]+[.G10]" office:value-type="float" office:value="901.65100856441" calcext:value-type="float">
            <text:p><text:s/>901,6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2/12" office:value-type="float" office:value="0.825756481076389" calcext:value-type="float">
            <text:p><text:s/>0,83 zł </text:p>
          </table:table-cell>
          <table:table-cell table:style-name="ce20" table:formula="of:=[.D10]+[.C11]+rata" office:value-type="float" office:value="1201.65100856441" calcext:value-type="float">
            <text:p><text:s/>1 201,65 zł </text:p>
          </table:table-cell>
          <table:table-cell/>
          <table:table-cell table:style-name="ce25" table:formula="of:=[.H10]+rata" office:value-type="float" office:value="1201.65100856441" calcext:value-type="float">
            <text:p><text:s/>1 201,65 zł </text:p>
          </table:table-cell>
          <table:table-cell table:style-name="ce29" table:formula="of:=[.F11]*stopa2/12" office:value-type="float" office:value="1.10151342451738" calcext:value-type="float">
            <text:p><text:s/>1,10 zł </text:p>
          </table:table-cell>
          <table:table-cell table:style-name="ce34" table:formula="of:=[.F11]+[.G11]" office:value-type="float" office:value="1202.75252198893" calcext:value-type="float">
            <text:p><text:s/>1 202,75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2/12" office:value-type="float" office:value="1.10151342451738" calcext:value-type="float">
            <text:p><text:s/>1,10 zł </text:p>
          </table:table-cell>
          <table:table-cell table:style-name="ce20" table:formula="of:=[.D11]+[.C12]+rata" office:value-type="float" office:value="1502.75252198893" calcext:value-type="float">
            <text:p><text:s/>1 502,75 zł </text:p>
          </table:table-cell>
          <table:table-cell/>
          <table:table-cell table:style-name="ce25" table:formula="of:=[.H11]+rata" office:value-type="float" office:value="1502.75252198893" calcext:value-type="float">
            <text:p><text:s/>1 502,75 zł </text:p>
          </table:table-cell>
          <table:table-cell table:style-name="ce29" table:formula="of:=[.F12]*stopa2/12" office:value-type="float" office:value="1.37752314515652" calcext:value-type="float">
            <text:p><text:s/>1,38 zł </text:p>
          </table:table-cell>
          <table:table-cell table:style-name="ce34" table:formula="of:=[.F12]+[.G12]" office:value-type="float" office:value="1504.13004513408" calcext:value-type="float">
            <text:p><text:s/>1 504,1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2/12" office:value-type="float" office:value="1.37752314515652" calcext:value-type="float">
            <text:p><text:s/>1,38 zł </text:p>
          </table:table-cell>
          <table:table-cell table:style-name="ce20" table:formula="of:=[.D12]+[.C13]+rata" office:value-type="float" office:value="1804.13004513408" calcext:value-type="float">
            <text:p><text:s/>1 804,13 zł </text:p>
          </table:table-cell>
          <table:table-cell/>
          <table:table-cell table:style-name="ce25" table:formula="of:=[.H12]+rata" office:value-type="float" office:value="1804.13004513408" calcext:value-type="float">
            <text:p><text:s/>1 804,13 zł </text:p>
          </table:table-cell>
          <table:table-cell table:style-name="ce29" table:formula="of:=[.F13]*stopa2/12" office:value-type="float" office:value="1.65378587470624" calcext:value-type="float">
            <text:p><text:s/>1,65 zł </text:p>
          </table:table-cell>
          <table:table-cell table:style-name="ce34" table:formula="of:=[.F13]+[.G13]" office:value-type="float" office:value="1805.78383100879" calcext:value-type="float">
            <text:p><text:s/>1 805,7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2/12" office:value-type="float" office:value="1.65378587470624" calcext:value-type="float">
            <text:p><text:s/>1,65 zł </text:p>
          </table:table-cell>
          <table:table-cell table:style-name="ce20" table:formula="of:=[.D13]+[.C14]+rata" office:value-type="float" office:value="2105.78383100879" calcext:value-type="float">
            <text:p><text:s/>2 105,78 zł </text:p>
          </table:table-cell>
          <table:table-cell/>
          <table:table-cell table:style-name="ce25" table:formula="of:=[.H13]+rata" office:value-type="float" office:value="2105.78383100879" calcext:value-type="float">
            <text:p><text:s/>2 105,78 zł </text:p>
          </table:table-cell>
          <table:table-cell table:style-name="ce29" table:formula="of:=[.F14]*stopa2/12" office:value-type="float" office:value="1.93030184509139" calcext:value-type="float">
            <text:p><text:s/>1,93 zł </text:p>
          </table:table-cell>
          <table:table-cell table:style-name="ce34" table:formula="of:=[.F14]+[.G14]" office:value-type="float" office:value="2107.71413285388" calcext:value-type="float">
            <text:p><text:s/>2 107,7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2/12" office:value-type="float" office:value="1.93030184509139" calcext:value-type="float">
            <text:p><text:s/>1,93 zł </text:p>
          </table:table-cell>
          <table:table-cell table:style-name="ce20" table:formula="of:=[.D14]+[.C15]+rata" office:value-type="float" office:value="2407.71413285388" calcext:value-type="float">
            <text:p><text:s/>2 407,71 zł </text:p>
          </table:table-cell>
          <table:table-cell/>
          <table:table-cell table:style-name="ce25" table:formula="of:=[.H14]+rata" office:value-type="float" office:value="2407.71413285388" calcext:value-type="float">
            <text:p><text:s/>2 407,71 zł </text:p>
          </table:table-cell>
          <table:table-cell table:style-name="ce29" table:formula="of:=[.F15]*stopa2/12" office:value-type="float" office:value="2.20707128844939" calcext:value-type="float">
            <text:p><text:s/>2,21 zł </text:p>
          </table:table-cell>
          <table:table-cell table:style-name="ce34" table:formula="of:=[.F15]+[.G15]" office:value-type="float" office:value="2409.92120414233" calcext:value-type="float">
            <text:p><text:s/>2 409,9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2/12" office:value-type="float" office:value="2.20707128844939" calcext:value-type="float">
            <text:p><text:s/>2,21 zł </text:p>
          </table:table-cell>
          <table:table-cell table:style-name="ce20" table:formula="of:=[.D15]+[.C16]+rata" office:value-type="float" office:value="2709.92120414233" calcext:value-type="float">
            <text:p><text:s/>2 709,92 zł </text:p>
          </table:table-cell>
          <table:table-cell/>
          <table:table-cell table:style-name="ce25" table:formula="of:=[.H15]+rata" office:value-type="float" office:value="2709.92120414233" calcext:value-type="float">
            <text:p><text:s/>2 709,92 zł </text:p>
          </table:table-cell>
          <table:table-cell table:style-name="ce29" table:formula="of:=[.F16]*stopa2/12" office:value-type="float" office:value="2.48409443713047" calcext:value-type="float">
            <text:p><text:s/>2,48 zł </text:p>
          </table:table-cell>
          <table:table-cell table:style-name="ce34" table:formula="of:=[.F16]+[.G16]" office:value-type="float" office:value="2712.40529857946" calcext:value-type="float">
            <text:p><text:s/>2 712,41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2/12" office:value-type="float" office:value="2.48409443713047" calcext:value-type="float">
            <text:p><text:s/>2,48 zł </text:p>
          </table:table-cell>
          <table:table-cell table:style-name="ce20" table:formula="of:=[.D16]+[.C17]+rata" office:value-type="float" office:value="3012.40529857946" calcext:value-type="float">
            <text:p><text:s/>3 012,41 zł </text:p>
          </table:table-cell>
          <table:table-cell/>
          <table:table-cell table:style-name="ce25" table:formula="of:=[.H16]+rata" office:value-type="float" office:value="3012.40529857946" calcext:value-type="float">
            <text:p><text:s/>3 012,41 zł </text:p>
          </table:table-cell>
          <table:table-cell table:style-name="ce29" table:formula="of:=[.F17]*stopa2/12" office:value-type="float" office:value="2.76137152369784" calcext:value-type="float">
            <text:p><text:s/>2,76 zł </text:p>
          </table:table-cell>
          <table:table-cell table:style-name="ce34" table:formula="of:=[.F17]+[.G17]" office:value-type="float" office:value="3015.16667010316" calcext:value-type="float">
            <text:p><text:s/>3 015,17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2/12" office:value-type="float" office:value="2.76137152369784" calcext:value-type="float">
            <text:p><text:s/>2,76 zł </text:p>
          </table:table-cell>
          <table:table-cell table:style-name="ce20" table:formula="of:=[.D17]+[.C18]+rata" office:value-type="float" office:value="3315.16667010316" calcext:value-type="float">
            <text:p><text:s/>3 315,17 zł </text:p>
          </table:table-cell>
          <table:table-cell/>
          <table:table-cell table:style-name="ce25" table:formula="of:=[.H17]+rata" office:value-type="float" office:value="3315.16667010316" calcext:value-type="float">
            <text:p><text:s/>3 315,17 zł </text:p>
          </table:table-cell>
          <table:table-cell table:style-name="ce29" table:formula="of:=[.F18]*stopa2/12" office:value-type="float" office:value="3.0389027809279" calcext:value-type="float">
            <text:p><text:s/>3,04 zł </text:p>
          </table:table-cell>
          <table:table-cell table:style-name="ce34" table:formula="of:=[.F18]+[.G18]" office:value-type="float" office:value="3318.20557288409" calcext:value-type="float">
            <text:p><text:s/>3 318,21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2/12" office:value-type="float" office:value="3.0389027809279" calcext:value-type="float">
            <text:p><text:s/>3,04 zł </text:p>
          </table:table-cell>
          <table:table-cell table:style-name="ce20" table:formula="of:=[.D18]+[.C19]+rata" office:value-type="float" office:value="3618.20557288409" calcext:value-type="float">
            <text:p><text:s/>3 618,21 zł </text:p>
          </table:table-cell>
          <table:table-cell/>
          <table:table-cell table:style-name="ce25" table:formula="of:=[.H18]+rata" office:value-type="float" office:value="3618.20557288409" calcext:value-type="float">
            <text:p><text:s/>3 618,21 zł </text:p>
          </table:table-cell>
          <table:table-cell table:style-name="ce29" table:formula="of:=[.F19]*stopa2/12" office:value-type="float" office:value="3.31668844181041" calcext:value-type="float">
            <text:p><text:s/>3,32 zł </text:p>
          </table:table-cell>
          <table:table-cell table:style-name="ce34" table:formula="of:=[.F19]+[.G19]" office:value-type="float" office:value="3621.5222613259" calcext:value-type="float">
            <text:p><text:s/>3 621,52 zł </text:p>
          </table:table-cell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 table:formula="of:=SUM([.C8:.C19])" office:value-type="float" office:value="18.2055728840868" calcext:value-type="float">
            <text:p>18,2055728840868</text:p>
          </table:table-cell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100" table:formula="of:=FV(stopa2/12;12;-rata;start;0)" office:value-type="currency" office:currency="PLN" office:value="3618.20557288411" calcext:value-type="currency">
            <text:p>3 618,21 zł</text:p>
          </table:table-cell>
          <table:table-cell table:number-columns-repeated="3"/>
          <table:table-cell table:style-name="ce41" table:formula="of:=FV(stopa2/12;12;-rata;start;1)" office:value-type="float" office:value="3621.52226132592" calcext:value-type="float">
            <text:p>3 621,5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style-name="ce130" table:formula="of:=FV([.A2]*10/365;15; [.A2]*10/365*[.D3];[.F2];1)" office:value-type="currency" office:currency="PLN" office:value="-3162.43191146701" calcext:value-type="currency">
            <text:p>-3 162,43 zł</text:p>
          </table:table-cell>
          <table:table-cell table:number-columns-repeated="1016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65" table:formula="of:=[.$A$2]*10/365*[.D3]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65" table:formula="of:=[.$A$2]*10/365*[.D4]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65" table:formula="of:=[.$A$2]*10/365*[.D5]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65" table:formula="of:=[.$A$2]*10/365*[.D6]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65" table:formula="of:=[.$A$2]*10/365*[.D7]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65" table:formula="of:=[.$A$2]*10/365*[.D8]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65" table:formula="of:=[.$A$2]*10/365*[.D9]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65" table:formula="of:=[.$A$2]*10/365*[.D10]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65" table:formula="of:=[.$A$2]*10/365*[.D11]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65" table:formula="of:=[.$A$2]*10/365*[.D12]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65" table:formula="of:=[.$A$2]*10/365*[.D13]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65" table:formula="of:=[.$A$2]*10/365*[.D14]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65" table:formula="of:=[.$A$2]*10/365*[.D15]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65" table:formula="of:=[.$A$2]*10/365*[.D16]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rata" table:base-cell-address="$FV.$H$2" table:cell-range-address="$FV.$H$2"/>
        <table:named-range table:name="start" table:base-cell-address="$FV.$H$3" table:cell-range-address="$FV.$H$3"/>
        <table:named-range table:name="stopa1" table:base-cell-address="$PMT.$D$2" table:cell-range-address="$PMT.$D$2"/>
        <table:named-range table:name="stopa2" table:base-cell-address="$FV.$D$2" table:cell-range-address="$FV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,</number:text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4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8">00.00.0000</text:date>, <text:time style:data-style-name="N2" text:time-value="11:53:20.5585200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8T12:31:17.150591986</dc:date>
    <meta:editing-cycles>15</meta:editing-cycles>
    <meta:editing-duration>P11DT14H5M1S</meta:editing-duration>
    <meta:generator>LibreOffice/6.0.2.1$Linux_X86_64 LibreOffice_project/00m0$Build-1</meta:generator>
    <meta:document-statistic meta:table-count="4" meta:cell-count="269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